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ffffff" fo:background-color="#193549"/>
    </style:style>
    <style:style style:name="P3" style:family="paragraph" style:list-style-name="L1"/>
    <style:style style:name="T1" style:family="text">
      <style:text-properties fo:color="#e1efff"/>
    </style:style>
    <style:style style:name="T2" style:family="text">
      <style:text-properties fo:color="#e1efff" fo:background-color="#193549"/>
    </style:style>
    <style:style style:name="T3" style:family="text">
      <style:text-properties fo:color="#e1efff" style:font-name="Consolas" fo:font-size="10.5pt" fo:font-weight="normal" fo:background-color="#193549"/>
    </style:style>
    <style:style style:name="T4" style:family="text">
      <style:text-properties fo:color="#ffc600"/>
    </style:style>
    <style:style style:name="T5" style:family="text">
      <style:text-properties fo:color="#ffc600" style:font-name="Consolas" fo:font-size="10.5pt" fo:font-weight="normal" fo:background-color="#193549"/>
    </style:style>
    <style:style style:name="T6" style:family="text">
      <style:text-properties fo:color="#ffc600" fo:font-style="italic"/>
    </style:style>
    <style:style style:name="T7" style:family="text">
      <style:text-properties fo:color="#0088ff" style:font-name="Consolas" fo:font-size="10.5pt" fo:font-style="italic" fo:font-weight="normal"/>
    </style:style>
    <style:style style:name="T8" style:family="text">
      <style:text-properties fo:color="#0088ff" style:font-name="Consolas" fo:font-size="10.5pt" fo:font-style="italic" fo:font-weight="normal" fo:background-color="#193549"/>
    </style:style>
    <style:style style:name="T9" style:family="text">
      <style:text-properties fo:color="#ff9d00" fo:font-style="italic"/>
    </style:style>
    <style:style style:name="T10" style:family="text">
      <style:text-properties fo:color="#ff9d00" style:font-name="Consolas" fo:font-size="10.5pt" fo:font-style="italic" fo:font-weight="normal" fo:background-color="#193549"/>
    </style:style>
    <style:style style:name="T11" style:family="text">
      <style:text-properties fo:color="#9effff"/>
    </style:style>
    <style:style style:name="T12" style:family="text">
      <style:text-properties fo:color="#9effff" style:font-name="Consolas" fo:font-size="10.5pt" fo:font-weight="normal" fo:background-color="#193549"/>
    </style:style>
    <style:style style:name="T13" style:family="text">
      <style:text-properties fo:color="#ffffff" style:font-name="Consolas" fo:font-size="10.5pt" fo:font-weight="normal" fo:background-color="#193549"/>
    </style:style>
    <style:style style:name="T14" style:family="text">
      <style:text-properties fo:color="#80ffbb"/>
    </style:style>
    <style:style style:name="T15" style:family="text">
      <style:text-properties fo:color="#80ffbb" style:font-name="Consolas" fo:font-size="10.5pt" fo:font-weight="normal" fo:background-color="#193549"/>
    </style:style>
    <style:style style:name="T16" style:family="text">
      <style:text-properties style:font-name="Consolas" fo:font-size="10.5pt" fo:font-weight="normal"/>
    </style:style>
    <style:style style:name="T17" style:family="text">
      <style:text-properties fo:color="#ff68b8" fo:font-style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t PDF from youtube tutorial</text:p>
      <text:p text:style-name="Standard"><text:a xlink:type="simple" xlink:href="https://www.youtube.com/watch?v=bZFedu-0emE&amp;ab_channel=ElliottChong" text:style-name="Internet_20_link" text:visited-style-name="Visited_20_Internet_20_Link">https://www.youtube.com/watch?v=bZFedu-0emE&amp;ab_channel=ElliottChong</text:a></text:p>
      <text:p text:style-name="Standard"/>
      <text:p text:style-name="Standard">2.24</text:p>
      <text:p text:style-name="Standard"/>
      <text:p text:style-name="Standard">Component: FileUpload</text:p>
      <text:list xml:id="list3140557686420774072" text:style-name="L1">
        <text:list-item>
          <text:p text:style-name="P1">useDropzone</text:p>
          <text:list>
            <text:list-item>
              <text:p text:style-name="P1">onDrop:</text:p>
              <text:list>
                <text:list-item>
                  <text:p text:style-name="P1">uploadToS3</text:p>
                  <text:list>
                    <text:list-item>
                      <text:p text:style-name="P1">setup s3</text:p>
                      <text:list>
                        <text:list-item>
                          <text:p text:style-name="P1">search for s3</text:p>
                        </text:list-item>
                        <text:list-item>
                          <text:p text:style-name="P1">create new bucket</text:p>
                          <text:list>
                            <text:list-item>
                              <text:p text:style-name="P1">give bucket name and choose region and remember regoin<text:tab/></text:p>
                            </text:list-item>
                            <text:list-item>
                              <text:p text:style-name="P1">unblock all public access and acknowledge, leave everything else as default</text:p>
                            </text:list-item>
                          </text:list>
                        </text:list-item>
                        <text:list-item>
                          <text:p text:style-name="P1">click on bucket and go to permissions </text:p>
                          <text:list>
                            <text:list-item>
                              <text:p text:style-name="P1">Edit bucket policy:<text:line-break/>{</text:p>
                            </text:list-item>
                            <text:list-item>
                              <text:p text:style-name="P1"><text:s text:c="4"/>"Version": "2012-10-17",</text:p>
                            </text:list-item>
                            <text:list-item>
                              <text:p text:style-name="P1"><text:s text:c="4"/>"Statement": [</text:p>
                            </text:list-item>
                            <text:list-item>
                              <text:p text:style-name="P1"><text:s text:c="8"/>{</text:p>
                            </text:list-item>
                            <text:list-item>
                              <text:p text:style-name="P1"><text:s text:c="12"/>"Sid": "PublicReadGetObject",</text:p>
                            </text:list-item>
                            <text:list-item>
                              <text:p text:style-name="P1"><text:s text:c="12"/>"Effect": "Allow",</text:p>
                            </text:list-item>
                            <text:list-item>
                              <text:p text:style-name="P1"><text:s text:c="12"/>"Principal": "*",</text:p>
                            </text:list-item>
                            <text:list-item>
                              <text:p text:style-name="P1"><text:s text:c="12"/>"Action": "s3:GetObject",</text:p>
                            </text:list-item>
                            <text:list-item>
                              <text:p text:style-name="P1"><text:s text:c="12"/>"Resource": "arn:aws:s3:::chatpdf-ai-yt/*"</text:p>
                            </text:list-item>
                            <text:list-item>
                              <text:p text:style-name="P1"><text:s text:c="8"/>}</text:p>
                            </text:list-item>
                            <text:list-item>
                              <text:p text:style-name="P1"><text:s text:c="4"/>]</text:p>
                            </text:list-item>
                            <text:list-item>
                              <text:p text:style-name="P1">}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3332550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">edit cors:<text:line-break/>[</text:p>
                        </text:list-item>
                        <text:list-item>
                          <text:p text:style-name="P1"><text:s text:c="4"/>{</text:p>
                        </text:list-item>
                        <text:list-item>
                          <text:p text:style-name="P1"><text:s text:c="8"/>"AllowedHeaders": [</text:p>
                        </text:list-item>
                        <text:list-item>
                          <text:p text:style-name="P1"><text:s text:c="12"/>"*"</text:p>
                        </text:list-item>
                        <text:list-item>
                          <text:p text:style-name="P1"><text:s text:c="8"/>],</text:p>
                        </text:list-item>
                        <text:list-item>
                          <text:p text:style-name="P1"><text:s text:c="8"/>"AllowedMethods": [</text:p>
                        </text:list-item>
                        <text:list-item>
                          <text:p text:style-name="P1"><text:s text:c="12"/>"PUT",</text:p>
                        </text:list-item>
                        <text:list-item>
                          <text:p text:style-name="P1"><text:s text:c="12"/>"POST",</text:p>
                        </text:list-item>
                        <text:list-item>
                          <text:p text:style-name="P1"><text:s text:c="12"/>"DELETE",</text:p>
                        </text:list-item>
                        <text:list-item>
                          <text:p text:style-name="P1"><text:s text:c="12"/>"GET"</text:p>
                        </text:list-item>
                        <text:list-item>
                          <text:p text:style-name="P1"><text:s text:c="8"/>],</text:p>
                        </text:list-item>
                        <text:list-item>
                          <text:p text:style-name="P1"><text:s text:c="8"/>"AllowedOrigins": [</text:p>
                        </text:list-item>
                        <text:list-item>
                          <text:p text:style-name="P1"><text:s text:c="12"/>"*"</text:p>
                        </text:list-item>
                        <text:list-item>
                          <text:p text:style-name="P1"><text:s text:c="8"/>],</text:p>
                        </text:list-item>
                        <text:list-item>
                          <text:p text:style-name="P1"><text:s text:c="8"/>"ExposeHeaders": []</text:p>
                        </text:list-item>
                        <text:list-item>
                          <text:p text:style-name="P1"><text:s text:c="4"/>}</text:p>
                        </text:list-item>
                        <text:list-item>
                          <text:p text:style-name="P1"><text:soft-page-break/>]</text:p>
                        </text:list-item>
                      </text:list>
                    </text:list-item>
                    <text:list-item>
                      <text:p text:style-name="P1">Download aws-sdk</text:p>
                    </text:list-item>
                    <text:list-item>
                      <text:p text:style-name="P1">get AccessKeyId and sercretAccessKey from AIM services:</text:p>
                      <text:list>
                        <text:list-item>
                          <text:p text:style-name="P1">go to users on side panel and create user</text:p>
                        </text:list-item>
                        <text:list-item>
                          <text:p text:style-name="P1">give it any name</text:p>
                        </text:list-item>
                        <text:list-item>
                          <text:p text:style-name="P1">attach policies directly </text:p>
                          <text:list>
                            <text:list-item>
                              <text:p text:style-name="P1">search for s3 to give it access</text:p>
                            </text:list-item>
                          </text:list>
                        </text:list-item>
                        <text:list-item>
                          <text:p text:style-name="P1">after user is created go to credentials to create acces key<text:line-break/><text:tab/><text:tab/></text:p>
                        </text:list-item>
                      </text:list>
                    </text:list-item>
                  </text:list>
                </text:list-item>
                <text:list-item>
                  <text:p text:style-name="P1">useMutation from @tanstack/react-query</text:p>
                  <text:list>
                    <text:list-item>
                      <text:p text:style-name="P1">MutationFn: await axios.post("/api/create-chat"</text:p>
                      <text:list>
                        <text:list-item>
                          <text:p text:style-name="P1">const pages = await loadS3IntoPinecone(file_key);</text:p>
                          <text:list>
                            <text:list-item>
                              <text:p text:style-name="P1">downloadFromS3</text:p>
                            </text:list-item>
                            <text:list-item>
                              <text:p text:style-name="P1">loadPDF using PDFLoader</text:p>
                              <text:p text:style-name="P1"><text:s/><text:span text:style-name="T2"> </text:span><text:span text:style-name="T8">//2. split and segmet pdf into documents</text:span></text:p>
                            </text:list-item>
                            <text:list-item>
                              <text:p text:style-name="P1">prepareDocument by splitting with <text:span text:style-name="T5">RecursiveCharacterTextSplitter</text:span></text:p>
                            </text:list-item>
                            <text:list-item>
                              <text:p text:style-name="P2"><text:span text:style-name="T1">  </text:span><text:span text:style-name="T7">//3. vectorize and embed individual documents</text:span></text:p>
                            </text:list-item>
                            <text:list-item>
                              <text:p text:style-name="P1">embedDocuments with openAi.createEmbedding</text:p>
                            </text:list-item>
                            <text:list-item>
                              <text:p text:style-name="P2"><text:span text:style-name="T1"> </text:span><text:span text:style-name="T7">//4. upload to pinecone</text:span></text:p>
                            </text:list-item>
                            <text:list-item>
                              <text:p text:style-name="P1">convert file_key to ascii to use as a namespace</text:p>
                            </text:list-item>
                            <text:list-item>
                              <text:p text:style-name="P1">upsert vectors<text:line-break/><text:line-break/><text:line-break/>export const allowedFileTypes = Object.keys(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  ACCEPTED_FILE_TYPES</text:p>
      <text:p text:style-name="Standard">) as <text:s/>const;</text:p>
      <text:p text:style-name="Standard"/>
      <text:p text:style-name="Standard">export type AllowedFileType = typeof <text:s/>allowedFileTypes[number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8T22:14:07.09</meta:creation-date>
    <meta:editing-duration>PT14H20M59S</meta:editing-duration>
    <meta:editing-cycles>2</meta:editing-cycles>
    <meta:generator>OpenOffice/4.1.11$Win32 OpenOffice.org_project/4111m1$Build-9808</meta:generator>
    <meta:initial-creator>Lindsey Jackson</meta:initial-creator>
    <meta:document-statistic meta:table-count="0" meta:image-count="0" meta:object-count="0" meta:page-count="2" meta:paragraph-count="64" meta:word-count="258" meta:character-count="1800"/>
    <dc:date>2025-02-20T13:05:35.92</dc:date>
    <dc:creator>Lindsey Jackson</dc:creator>
  </office:meta>
</office:document-meta>
</file>